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42B000002812610538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163cm" svg:height="12.713cm" svg:x="-0.1cm" svg:y="0.787cm">
          <draw:image xlink:href="Pictures/100000000000042B000002812610538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3:13:57.546000000</meta:creation-date>
    <dc:date>2015-03-26T13:15:09.803000000</dc:date>
    <meta:editing-duration>P0D</meta:editing-duration>
    <meta:editing-cycles>1</meta:editing-cycles>
    <meta:document-statistic meta:object-count="1"/>
    <meta:generator>LibreOffice/4.2.5.2$Windows_x86 LibreOffice_project/61cb170a04bb1f12e77c884eab9192be736ec5f5</meta:generator>
  </office:meta>
</office:document-meta>
</file>